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line-through-style="solid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3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Joseph Blumenthal, B. Felsenthal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15, 1894</text:p>
      <text:p text:style-name="P5">Month<text:tab/><text:tab/><text:tab/><text:tab/><text:tab/><text:tab/>March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Philadelphia, March 15, 1894./</text:p>
      <text:p text:style-name="P2">Honorable Joseph Blumenthal./</text:p>
      <text:p text:style-name="P2">My dear Sir,/</text:p>
      <text:p text:style-name="P2"><text:tab/>Mr. Rothschild has just told me, that he mistook/ Mr. Henry Jonas. <text:s/>That gentleman intended the five dollars, as/ a yearly subscription to the Branch. <text:s/>Have the kindness to let/ Mr. Lederer know that such was the intention of the aforenamed./</text:p>
      <text:p text:style-name="P2"><text:tab/>Yours truly,/ S. Morais./</text:p>
      <text:p text:style-name="P2">546 N. 5th St.,/</text:p>
      <text:p text:style-name="P2"/>
      <text:p text:style-name="P3">Philadelphia, August 29, 1882./</text:p>
      <text:p text:style-name="P2">Rev. Dr. B. Felsenthal,/</text:p>
      <text:p text:style-name="P2">Revd. and Dear Sir./</text:p>
      <text:p text:style-name="P2"><text:tab/>You may have noticed that Gr<text:span text:style-name="T2">ä</text:span><text:span text:style-name="T3">ber is publishing/ the Hebrew correspondence of Luzzatto. <text:s/>Two </text:span><text:soft-page-break/><text:span text:style-name="T3">volumes, out of the five/ which will comprise the entire work, have already issued from the/ press in a very beautiful form. <text:s/>The price of the whole is 15 francs,/ or 3 Dollars and a little more. <text:s/>Will you allow me to mention your/ name to Gr</text:span><text:span text:style-name="T2">ä</text:span><text:span text:style-name="T3">ber as one of the subscribers?/</text:span></text:p>
      <text:p text:style-name="P2"><text:span text:style-name="T3"><text:tab/>Yours very truly,/ S. Morais./</text:span></text:p>
      <text:p text:style-name="P2"><text:span text:style-name="T3">546 N. 5th St.,/</text:span></text:p>
      <text:p text:style-name="P2"><text:span text:style-name="T3"/></text:p>
      <text:p text:style-name="P2"><text:span text:style-name="T3">Rev. Dr. B. Felsenthal,/</text:span></text:p>
      <text:p text:style-name="P2"><text:span text:style-name="T3">Dear Sir &amp; Colleague,/</text:span></text:p>
      <text:p text:style-name="P2"><text:span text:style-name="T3"><text:tab/>I have lately been surprised at learning from/ some of the American subscribers to Luzzatto's Hebrew correspondence,/ that they received only two volumes out of the five which have issued/ from the press. <text:s/>I informed the editor, Mr. Graber, of the unpleasant/ circumstance, so galling to me because I forwarded the money in ad-/vance, believing that each volume would be duly mailed as soon as it/ was published. <text:s/>I have not yet been answered. <text:s/>I know from what/</text:span></text:p>
      <text:p text:style-name="P2"><text:span text:style-name="T3"/></text:p>
      <text:p text:style-name="P2"><text:span text:style-name="T3">[Page 2]</text:span></text:p>
      <text:p text:style-name="P2"><text:span text:style-name="T3">Dr. Issiah Luzzalto wrote to me some months ago that the publication/ was financially </text:span><text:span text:style-name="T4">financially</text:span><text:span text:style-name="T3"> anything but a success. <text:s/>I regret that/ very much, though I can scarcely feel surprised./</text:span></text:p>
      <text:p text:style-name="P2"><text:span text:style-name="T3">But I am anxious that an enterprise in which I took an personal in-/terest, shall be carried out fully and honestly./</text:span></text:p>
      <text:p text:style-name="P2"><text:span text:style-name="T3"><text:tab/>Please let me hear at your leisure, whether you have/ the whole correspondence, containing 748 pages, and an Index at the/ end from Professor Dr. David Kaufmann of Pesth./</text:span></text:p>
      <text:p text:style-name="P2"><text:span text:style-name="T3"><text:tab/>With sincere regards, yours truly,/ S. Morais./</text:span></text:p>
      <text:p text:style-name="P2"><text:span text:style-name="T3">Philadelphia, April 25, 1886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0T15:02:41.31</meta:creation-date>
    <meta:document-statistic meta:table-count="0" meta:image-count="0" meta:object-count="0" meta:page-count="3" meta:paragraph-count="82" meta:word-count="493" meta:character-count="3210"/>
    <dc:date>2011-12-20T15:11:45.99</dc:date>
    <dc:creator>Penn Libraries</dc:creator>
    <meta:editing-duration>PT00H09M04S</meta:editing-duration>
    <meta:editing-cycles>1</meta:editing-cycles>
    <meta:generator>OpenOffice.org/3.2$Win32 OpenOffice.org_project/320m12$Build-9483</meta:generator>
  </office:meta>
</office:document-meta>
</file>